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style:font-name-asian="TheSansMonoConNormal"/>
    </style:style>
    <style:style style:name="P6" style:family="paragraph" style:parent-style-name="Text_20_body">
      <style:text-properties officeooo:paragraph-rsid="001cfad6"/>
    </style:style>
    <style:style style:name="P7" style:family="paragraph" style:parent-style-name="Chapter_20_Title" style:master-page-name="First_20_Page">
      <style:paragraph-properties style:page-number="auto"/>
    </style:style>
    <style:style style:name="P8" style:family="paragraph" style:parent-style-name="Header">
      <style:paragraph-properties fo:margin-left="-0.3126in" fo:margin-right="0in" fo:text-align="end" style:justify-single-word="false" fo:text-indent="0in" style:auto-text-indent="false"/>
    </style:style>
    <style:style style:name="P9" style:family="paragraph">
      <style:paragraph-properties fo:margin-top="0in" fo:margin-bottom="0.0835in" style:writing-mode="lr-tb"/>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1c1587"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1c1587" style:font-size-asian="8pt" style:font-name-complex="HelveticaNeue Condensed" style:font-size-complex="8pt"/>
    </style:style>
    <style:style style:name="T6" style:family="text">
      <style:text-properties officeooo:rsid="001c1587"/>
    </style:style>
    <style:style style:name="T7" style:family="text">
      <style:text-properties fo:font-weight="bold" style:font-weight-asian="bold"/>
    </style:style>
    <style:style style:name="T8" style:family="text">
      <style:text-properties fo:font-weight="bold" style:font-name-asian="HelveticaNeue Condensed" style:font-weight-asian="bold"/>
    </style:style>
    <style:style style:name="T9" style:family="text">
      <style:text-properties style:font-name="Times1" fo:language="none" fo:country="none" fo:font-weight="bold" style:font-weight-asian="bold" style:font-name-complex="Times1" text:display="true"/>
    </style:style>
    <style:style style:name="T10" style:family="text">
      <style:text-properties style:font-name="Times1" fo:language="none" fo:country="none" style:font-name-complex="Times1" text:display="true"/>
    </style:style>
    <style:style style:name="T11" style:family="text">
      <style:text-properties style:font-name="Times1" style:font-name-complex="Times1" text:display="true"/>
    </style:style>
    <style:style style:name="T12" style:family="text">
      <style:text-properties style:font-name-asian="TheSansMonoConNormal"/>
    </style:style>
    <style:style style:name="T13" style:family="text">
      <style:text-properties style:font-name="TheSansMonoCondensed-Bold" style:font-name-complex="TheSansMonoCondensed-Bold"/>
    </style:style>
    <style:style style:name="T14" style:family="text">
      <style:text-properties style:font-name="Utopia-Bold" style:font-name-complex="Utopia-Bold"/>
    </style:style>
    <style:style style:name="T15" style:family="text">
      <style:text-properties fo:font-style="italic" style:font-style-asian="italic"/>
    </style:style>
    <style:style style:name="T16" style:family="text">
      <style:text-properties style:font-name="Utopia-Italic" fo:font-style="italic" style:font-style-asian="italic" style:font-name-complex="Utopia-Italic" style:font-style-complex="italic"/>
    </style:style>
    <style:style style:name="T17" style:family="text">
      <style:text-properties officeooo:rsid="001df059"/>
    </style:style>
    <style:style style:name="T18"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1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font-name="Segoe UI" fo:font-size="10pt" fo:language="en" fo:country="US" style:language-asian="zh" style:country-asian="CN" style:language-complex="hi" style:country-complex="IN"/>
    </style:style>
    <style:style style:name="T21" style:family="text">
      <style:text-properties style:font-name="Arial1" fo:font-size="10pt" fo:language="en" fo:country="US" style:language-asian="zh" style:country-asian="CN" style:language-complex="hi" style:country-complex="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65897520" text:id="ct465897520">
          <text:insertion>
            <office:change-info>
              <dc:creator>Ray Lischner</dc:creator>
              <dc:date>2013-08-21T10:01:00</dc:date>
            </office:change-info>
          </text:insertion>
        </text:changed-region>
        <text:changed-region xml:id="ct388802144" text:id="ct388802144">
          <text:insertion>
            <office:change-info>
              <dc:creator>Ray Lischner</dc:creator>
              <dc:date>2013-08-21T10:02:00</dc:date>
            </office:change-info>
          </text:insertion>
        </text:changed-region>
        <text:changed-region xml:id="ct464182592" text:id="ct464182592">
          <text:deletion>
            <office:change-info>
              <dc:creator>Ray Lischner</dc:creator>
              <dc:date>2013-08-21T11:43:00</dc:date>
            </office:change-info>
            <text:p text:style-name="Code"><text:s/>// this statement produces an error message</text:p>
          </text:deletion>
        </text:changed-region>
        <text:changed-region xml:id="ct390995072" text:id="ct390995072">
          <text:insertion>
            <office:change-info>
              <dc:creator>Ray Lischner</dc:creator>
              <dc:date>2013-08-21T10: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crement and Decrement<text:span text:style-name="Comment_20_Reference"><text:span text:style-name="T9"><office:annotation><dc:creator>Stefan Turalski</dc:creator><dc:date>2013-08-17T14:19:00</dc:date><text:p text:style-name="P9"><text:span text:style-name="T18">A nice and consistent chapter, I guess it would be nice to introduce += and -= as well (as it might be too early to show operators overloading ;-)</text:span></text:p></office:annotation></text:span></text:span><text:change-start text:change-id="ct465897520"/><text:span text:style-name="Comment_20_Reference"><text:span text:style-name="T9"><office:annotation><dc:creator>Ray Lischner</dc:creator><dc:date>2013-08-21T10:01:32</dc:date><text:list text:style-name=""><text:list-item><text:p text:style-name="P10"><text:span text:style-name="T19">Reply to Stefan Turalski (08/17/2013, 14:19): "..."</text:span></text:p></text:list-item><text:list-item><text:p><text:span text:style-name="T20"/></text:p></text:list-item><text:list-item><text:p><text:span text:style-name="T21">All in good time.</text:span></text:p></text:list-item></text:list></office:annotation></text:span></text:span><text:change-end text:change-id="ct465897520"/></text:p>
      <text:p text:style-name="Body_20_Text_20_First">The previous Exploration introduced the increment (<text:span text:style-name="Code_20_Inline">++</text:span>) operator to advance an iterator. This operator works on numeric types, as well. Not surprisingly, it has a decrement counterpart: <text:span text:style-name="Code_20_Inline">-</text:span>-. <text:span text:style-name="Comment_20_Reference"><text:span text:style-name="T11"><office:annotation><dc:creator>Stefan Turalski</dc:creator><dc:date>2013-08-17T13:15:00</dc:date><text:p text:style-name="P9"><text:span text:style-name="T18">I think the formatting went off here, shouldn't we have --</text:span></text:p></office:annotation></text:span></text:span><text:change-start text:change-id="ct388802144"/><text:span text:style-name="Comment_20_Reference"><text:span text:style-name="T11"><office:annotation><dc:creator>Ray Lischner</dc:creator><dc:date>2013-08-21T10:02:09</dc:date><text:list text:continue-numbering="true" text:style-name=""><text:list-item><text:p text:style-name="P10"><text:span text:style-name="T19">Reply to Stefan Turalski (08/17/2013, 13:15): "..."</text:span></text:p></text:list-item><text:list-item><text:p><text:span text:style-name="T20"/></text:p></text:list-item><text:list-item><text:p><text:span text:style-name="T21">As far as I can tell, the text is correct. I don’t know what you see.</text:span></text:p></text:list-item><text:list-item><text:p><text:span text:style-name="T21"/></text:p></text:list-item><text:list-item><text:p><text:span text:style-name="T21">But I have seen “helpful” copyeditors change -- operators into an em-dash, so careful review of page proofs is always mandatory.</text:span></text:p></text:list-item></text:list></office:annotation></text:span></text:span><text:change-end text:change-id="ct388802144"/>This Exploration takes a closer look at these operators, which appear so often they are part of the language name.</text:p>
      <text:p text:style-name="Note_2f_Tip_2f_Caution"><text:span text:style-name="Dingbat_20_Symbol"><text:span text:style-name="T8"></text:span></text:span>Note<text:tab/>I know that you C, Java, etc., programmers have been waiting for this Exploration ever since I wrote <text:span text:style-name="Code_20_Inline">i</text:span> <text:span text:style-name="Code_20_Inline">=</text:span> <text:span text:style-name="Code_20_Inline">i</text:span> <text:span text:style-name="Code_20_Inline">+</text:span> <text:span text:style-name="Code_20_Inline">1</text:span> in Exploration 7. As you saw in the previous Exploration, the <text:span text:style-name="Code_20_Inline">++</text:span> operator means more in C++ than what you’re used to. That’s why I waited until now to introduce it.</text:p>
      <text:h text:style-name="Heading_20_1" text:outline-level="1">Increment</text:h>
      <text:p text:style-name="Body_20_Text_20_First">The <text:span text:style-name="Code_20_Inline">++</text:span> operator is familiar to C, Java, Perl, and many other programmers. C was the first widespread language to introduce this operator to mean “increment” or “add 1.” C++ expanded the usage it inherited from C; the standard library uses the <text:span text:style-name="Code_20_Inline">++</text:span> operator in several new ways, such as advancing an iterator (as you saw in the previous Exploration).</text:p>
      <text:p text:style-name="Text_20_body">The increment operator comes in two flavors: prefix and postfix. The best way to understand the difference between these two flavors is with a demonstration, as shown in Listing 11‑1.</text:p>
      <text:p text:style-name="Code_20_Caption"><text:span text:style-name="T7">Listing 11‑1.</text:span> Demonstrating the Difference Between Prefix and Postfix Increment</text:p>
      <text:p text:style-name="Code">#include &lt;iostream&gt;</text:p>
      <text:p text:style-name="Code"/>
      <text:p text:style-name="Code">int main()</text:p>
      <text:p text:style-name="Code">{</text:p>
      <text:p text:style-name="Code"><text:span text:style-name="T12"><text:s text:c="2"/></text:span>int x{42};</text:p>
      <text:p text:style-name="Code"/>
      <text:p text:style-name="Code"><text:span text:style-name="T12"><text:s text:c="2"/></text:span>std::cout &lt;&lt; "x <text:s text:c="2"/>= " &lt;&lt; x <text:s text:c="2"/>&lt;&lt; "\n";</text:p>
      <text:p text:style-name="Code"><text:span text:style-name="T12"><text:s text:c="2"/></text:span>std::cout &lt;&lt; "++x = " &lt;&lt; ++x &lt;&lt; "\n";</text:p>
      <text:p text:style-name="Code"><text:span text:style-name="T12"><text:s text:c="2"/></text:span>std::cout &lt;&lt; "x <text:s text:c="2"/>= " &lt;&lt; x <text:s text:c="2"/>&lt;&lt; "\n";</text:p>
      <text:p text:style-name="Code"><text:span text:style-name="T12"><text:s text:c="2"/></text:span>std::cout &lt;&lt; "x++ = " &lt;&lt; x++ &lt;&lt; "\n";</text:p>
      <text:p text:style-name="Code"><text:soft-page-break/><text:span text:style-name="T12"><text:s text:c="2"/></text:span>std::cout &lt;&lt; "x <text:s text:c="2"/>= " &lt;&lt; x <text:s text:c="2"/>&lt;&lt; "\n";</text:p>
      <text:p text:style-name="Code">}</text:p>
      <text:p text:style-name="Text_20_body"><text:span text:style-name="Strong_20_Emphasis">Predict the output of the program.</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What is the actual output?</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Explain the difference between prefix (</text:span><text:span text:style-name="Strong_20_Emphasis"><text:span text:style-name="T13">++x</text:span></text:span><text:span text:style-name="Strong_20_Emphasis">) and postfix (</text:span><text:span text:style-name="Strong_20_Emphasis"><text:span text:style-name="T13">x++</text:span></text:span><text:span text:style-name="Strong_20_Emphasis">) increment.</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Described briefly, the prefix operator increments the variable first: the value of the expression is the value after incrementing. The postfix operator saves the old value, increments the variable, and uses the old value as the value of the expression.</text:p>
      <text:p text:style-name="Text_20_body">As a general rule, use prefix instead of postfix unless you need the postfix functionality. Rarely is the difference significant, but the postfix operator must save a copy of the old value, which might impose a small performance cost. If you don’t need to use postfix, why pay that price?</text:p>
      <text:h text:style-name="Heading_20_1" text:outline-level="1"><text:soft-page-break/>Decrement</text:h>
      <text:p text:style-name="Body_20_Text_20_First">The increment operator has a decrement counterpart: <text:span text:style-name="Code_20_Inline">-</text:span>-. The decrement operator subtracts one instead of adding one. Decrement also has a prefix and postfix flavor. The prefix operator predecrements, and the postfix operator postdecrements.</text:p>
      <text:p text:style-name="Text_20_body">You can increment and decrement any variable with a numeric type; however, only some iterators permit decrement.</text:p>
      <text:p text:style-name="Text_20_body">For example, write iterators move forward only. You can use the increment operator (prefix or postfix), but not decrement. Test this for yourself. Write a program that uses <text:span text:style-name="Code_20_Inline">std::ostream_iterator</text:span>, and try to use the decrement operator on the iterator. (If you need a hint, look at Listing 10‑4. Save the <text:span text:style-name="Code_20_Inline">ostream_iterator</text:span> object in a variable. Then use the decrement operator. It doesn’t matter that the program makes no sense; it won’t get past the compiler, anyway.)</text:p>
      <text:p text:style-name="Text_20_body"><text:span text:style-name="Strong_20_Emphasis">What error message do you get?</text:span></text:p>
      <text:p text:style-name="Unnumbered_20_List">_____________________________________________________________</text:p>
      <text:p text:style-name="Unnumbered_20_List">_____________________________________________________________</text:p>
      <text:p text:style-name="Text_20_body">Different compilers issue different messages, but the essence of the message should be that the <text:span text:style-name="Code_20_Inline">--</text:span> operator is not defined. If you need help with the program, see Listing 11‑2.</text:p>
      <text:p text:style-name="Code_20_Caption"><text:span text:style-name="T7">Listing 11‑2. </text:span>Erroneous Program that Applies Decrement to an Output Iterator</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2"><text:s text:c="2"/></text:span>std::vector&lt;int&gt; data{ 10, 42 };</text:p>
      <text:p text:style-name="Code"><text:span text:style-name="T12"><text:s text:c="2"/></text:span>std::ostream_iterator&lt;int&gt; out{ std::ostream_iterator&lt;int&gt;(std::cout, "") };</text:p>
      <text:p text:style-name="Code"><text:span text:style-name="T12"><text:s text:c="2"/></text:span>std::copy(data.begin(), data.end(), out);</text:p>
      <text:p text:style-name="Code"><text:span text:style-name="T12"><text:s text:c="2"/></text:span>--out;<text:change text:change-id="ct464182592"/></text:p>
      <text:p text:style-name="Code">}</text:p>
      <text:p text:style-name="Text_20_body">A <text:span text:style-name="Code_20_Inline">vector</text:span>’s iterators allow increment and decrement. Using increment and decrement operators on iterators, <text:span text:style-name="Strong_20_Emphasis"><text:span text:style-name="T14">write a program that reads integers from the standard input into a vector, reverses the order of the vector, and writes the result.</text:span></text:span> (No fair peeking in a language reference and using the <text:span text:style-name="Code_20_Inline">std::reverse</text:span> algorithm. Use two iterators: one pointing to the start of the vector, and the other pointing to the end. Stop the loop when the iterators meet. Make sure they don’t pass each other, and make sure your program does not try to dereference the one-past-the-end iterator.)</text:p>
      <text:p text:style-name="Text_20_body">Test your program on input with both an even and an odd number of integers. Compare your program with the one in Listing 11‑3.</text:p>
      <text:p text:style-name="Code_20_Caption"><text:soft-page-break/><text:span text:style-name="T7">Listing 11‑3.</text:span> Reversing the Input Order</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2"><text:s text:c="2"/></text:span>std::vector&lt;int&gt; data{};</text:p>
      <text:p text:style-name="Code"><text:span text:style-name="T12"><text:s text:c="2"/></text:span>int x{};</text:p>
      <text:p text:style-name="Code"><text:span text:style-name="T12"><text:s text:c="2"/></text:span>while (std::cin &gt;&gt; x)</text:p>
      <text:p text:style-name="Code"><text:span text:style-name="T12"><text:s text:c="4"/></text:span>data.push_back(x);</text:p>
      <text:p text:style-name="Code"/>
      <text:p text:style-name="Code"><text:span text:style-name="T12"><text:s text:c="2"/></text:span>for (std::vector&lt;int&gt;::iterator start{data.begin()}, end{data.end()};</text:p>
      <text:p text:style-name="Code"><text:span text:style-name="T12"><text:s text:c="7"/></text:span>start != end;</text:p>
      <text:p text:style-name="Code"><text:span text:style-name="T12"><text:s text:c="7"/></text:span>/*empty*/)</text:p>
      <text:p text:style-name="Code"><text:span text:style-name="T12"><text:s text:c="2"/></text:span>{</text:p>
      <text:p text:style-name="Code"><text:span text:style-name="T12"><text:s text:c="4"/></text:span>--end;</text:p>
      <text:p text:style-name="Code"><text:span text:style-name="T12"><text:s text:c="4"/></text:span>if (start != end)</text:p>
      <text:p text:style-name="Code"><text:span text:style-name="T12"><text:s text:c="4"/></text:span>{</text:p>
      <text:p text:style-name="Code"><text:span text:style-name="T12"><text:s text:c="6"/></text:span>std::iter_swap(start, end);</text:p>
      <text:p text:style-name="Code"><text:span text:style-name="T12"><text:s text:c="6"/></text:span>++start;</text:p>
      <text:p text:style-name="Code"><text:span text:style-name="T12"><text:s text:c="4"/></text:span>}</text:p>
      <text:p text:style-name="Code"><text:span text:style-name="T12"><text:s text:c="2"/></text:span>}</text:p>
      <text:p text:style-name="Code"/>
      <text:p text:style-name="Code"><text:span text:style-name="T12"><text:s text:c="2"/></text:span>std::copy(data.begin(), data.end(), std::ostream_iterator&lt;int&gt;(std::cout, "\n"));</text:p>
      <text:p text:style-name="Code">}</text:p>
      <text:p text:style-name="Text_20_body">The <text:span text:style-name="Code_20_Inline">start</text:span> iterator points to the beginning of the <text:span text:style-name="Code_20_Inline">data</text:span> vector, and <text:span text:style-name="Code_20_Inline">end</text:span> initially points to one-past-the-end. If the vector is empty, the <text:span text:style-name="Code_20_Inline">for</text:span> loop terminates without executing the loop body. Then the loop body decrements <text:span text:style-name="Code_20_Inline">end</text:span> so it points to an actual element of the vector. If the vector contains an even number of elements, the <text:span text:style-name="Code_20_Inline">if</text:span> condition is true, so <text:span text:style-name="Code_20_Inline">std::iter_swap</text:span> is called, and the program advances <text:span text:style-name="Code_20_Inline">start</text:span> one position.</text:p>
      <text:p text:style-name="Text_20_body">As the name implies, <text:span text:style-name="Code_20_Inline">std::iter_swap</text:span> swaps the values stored at two iterators, in this case, the iterators <text:span text:style-name="Code_20_Inline">start</text:span> and <text:span text:style-name="Code_20_Inline">end</text:span>. You can think of it as performing the following:</text:p>
      <text:p text:style-name="Code">int tmp = *start;</text:p>
      <text:p text:style-name="Code">*start = *end;</text:p>
      <text:p text:style-name="Code">*end = tmp;</text:p>
      <text:p text:style-name="Text_20_body">Notice that the program is careful to compare <text:span text:style-name="Code_20_Inline">start</text:span> <text:span text:style-name="Code_20_Inline">!=</text:span> <text:span text:style-name="Code_20_Inline">end</text:span> after each increment or decrement operation. If the program had only one comparison, it would be possible for <text:span text:style-name="Code_20_Inline">start</text:span> and <text:span text:style-name="Code_20_Inline">end</text:span> to pass each other. The loop condition would never be true, and the program would exhibit undefined behavior, so the sky would fall, the earth would swallow me, or worse.</text:p>
      <text:p text:style-name="Text_20_body">Also note how the <text:span text:style-name="Code_20_Inline">for</text:span> loop has an empty postiteration part. The iteration logic appears in different places in the loop body, which is not the preferred way to write a loop, but is necessary in this case.</text:p>
      <text:p text:style-name="Text_20_body">You can rewrite the loop so the postiteration logic appears only in the loop header. Some programmers argue that distributing the increment and decrement in the loop body makes the loop harder to understand, and in particular, harder to prove the loop terminates correctly. On the other hand, cramming everything in the loop header makes the loop condition especially tricky to understand, as you can see in Listing 11‑4.</text:p>
      <text:p text:style-name="Code_20_Caption"><text:soft-page-break/><text:span text:style-name="T7">Listing 11‑4.</text:span> Rewriting the <text:span text:style-name="Code_20_Inline"><text:span text:style-name="T15">for</text:span></text:span> Loop</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2"><text:s text:c="2"/></text:span>std::vector&lt;int&gt; data{};</text:p>
      <text:p text:style-name="Code"><text:span text:style-name="T12"><text:s text:c="2"/></text:span>int x{};</text:p>
      <text:p text:style-name="Code"><text:span text:style-name="T12"><text:s text:c="2"/></text:span>while (std::cin &gt;&gt; x)</text:p>
      <text:p text:style-name="Code"><text:span text:style-name="T12"><text:s text:c="4"/></text:span>data.push_back(x);</text:p>
      <text:p text:style-name="Code"/>
      <text:p text:style-name="Code"><text:span text:style-name="T12"><text:s text:c="2"/></text:span>for (std::vector&lt;int&gt;::iterator start{data.begin()}, end{data.end()};</text:p>
      <text:p text:style-name="Code"><text:span text:style-name="T12"><text:s text:c="7"/></text:span>start != end and start != --end;</text:p>
      <text:p text:style-name="Code"><text:span text:style-name="T12"><text:s text:c="7"/></text:span>++start)</text:p>
      <text:p text:style-name="Code"><text:span text:style-name="T12"><text:s text:c="2"/></text:span>{</text:p>
      <text:p text:style-name="Code"><text:span text:style-name="T12"><text:s text:c="6"/></text:span>std::iter_swap(start, end);</text:p>
      <text:p text:style-name="Code"><text:span text:style-name="T12"><text:s text:c="2"/></text:span>}</text:p>
      <text:p text:style-name="Code"/>
      <text:p text:style-name="Code"><text:span text:style-name="T12"><text:s text:c="2"/></text:span>std::copy(data.begin(), data.end(), std::ostream_iterator&lt;int&gt;(std::cout, "\n"));</text:p>
      <text:p text:style-name="Code">}</text:p>
      <text:p text:style-name="Text_20_body">To keep all the logic in the loop header, it was necessary to use a new operator: <text:span text:style-name="Code_20_Inline">and</text:span>. You will learn more about this operator in the next Exploration; meanwhile, just believe that it implements a logical <text:span text:style-name="Code_20_Inline">and</text:span><text:span text:style-name="T16"> </text:span>operation and keep reading.</text:p>
      <text:p text:style-name="Text_20_body">Most experienced C++ programmers will probably prefer Listing 11‑4, whereas most beginners will probably prefer Listing 11‑3. Hiding a decrement in the middle of a condition makes the code harder to read and understand. It’s too easy to overlook the decrement. As you gain experience with C++, however, you will become more comfortable with increments and decrements, and Listing 11‑4 will start to grow on you.</text:p>
      <text:p text:style-name="Note_2f_Tip_2f_Caution"><text:span text:style-name="Dingbat_20_Symbol"><text:span text:style-name="T8"></text:span></text:span>Note<text:span text:style-name="T7"><text:tab/></text:span>I prefer Listing 11‑3 over Listing 11‑4. I really don’t like to bury increment and decrement operators in the middle of a complicated condition.</text:p>
      <text:p text:style-name="Text_20_body">So what else would experienced C++ programmers do? Because they have broader knowledge of the C++ standard library, they would make better use of it. In particular, they would use the <text:span text:style-name="Code_20_Inline">std::reverse</text:span> algorithm, which reverses the elements in a range.</text:p>
      <text:p text:style-name="Code">std::reverse(data.begin(), data.end());</text:p>
      <text:p text:style-name="P6">Another idea is to use <text:span text:style-name="Code_20_Inline">istream_iterator</text:span>, which you learned about in Exploration 9. This time you will use it a little differently. Instead of using <text:span text:style-name="Code_20_Inline">back_inserter</text:span> <text:change-start text:change-id="ct390995072"/><text:span text:style-name="T17">(introduced in the previous Exploration) </text:span><text:change-end text:change-id="ct390995072"/><text:span text:style-name="Comment_20_Reference"><text:span text:style-name="T10"><office:annotation><dc:creator>Stefan Turalski</dc:creator><dc:date>2013-08-17T14:07:00</dc:date><text:p text:style-name="P9"><text:span text:style-name="T18">I think back_insert as covered in 10th exploration?</text:span></text:p></office:annotation></text:span></text:span>and the <text:span text:style-name="Code_20_Inline">copy</text:span> algorithm, Listing 11‑5 calls the <text:span text:style-name="Code_20_Inline">insert</text:span> member function, which copies values from any iterator range into the vector. The values are inserted before the position given by the first argument (<text:span text:style-name="Code_20_Inline">data.end()</text:span> in this case).</text:p>
      <text:p text:style-name="Code_20_Caption"><text:soft-page-break/><text:span text:style-name="T7">Listing 11‑5.</text:span> Taking Advantage of the Standard Library</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2"><text:s text:c="2"/></text:span>std::vector&lt;int&gt; data{};</text:p>
      <text:p text:style-name="Code"/>
      <text:p text:style-name="Code"><text:span text:style-name="T12"><text:s text:c="2"/></text:span>// Read integers from the standard input, and append them to the end of data.</text:p>
      <text:p text:style-name="Code"><text:span text:style-name="T12"><text:s text:c="2"/></text:span>data.insert(data.end(),</text:p>
      <text:p text:style-name="Code"><text:span text:style-name="T12"><text:s text:c="14"/></text:span>std::istream_iterator&lt;int&gt;(std::cin), std::istream_iterator&lt;int&gt;());</text:p>
      <text:p text:style-name="Code"/>
      <text:p text:style-name="Code"><text:span text:style-name="T12"><text:s text:c="2"/></text:span>// Reverse the order of the contents of data.</text:p>
      <text:p text:style-name="Code"><text:span text:style-name="T12"><text:s text:c="2"/></text:span>std::reverse(data.begin(), data.end());</text:p>
      <text:p text:style-name="P5"><text:s/></text:p>
      <text:p text:style-name="Code"><text:span text:style-name="T12"><text:s/></text:span>// Print data, one number per line.</text:p>
      <text:p text:style-name="Code"><text:span text:style-name="T12"><text:s text:c="2"/></text:span>std::copy(data.begin(), data.end(), std::ostream_iterator&lt;int&gt;(std::cout, "\n"));</text:p>
      <text:p text:style-name="Code">}</text:p>
      <text:p text:style-name="Text_20_body">As you learn more C++, you will find other aspects of this program that lend themselves to improvement. I encourage you to revisit old programs and see how your new techniques can often simplify the programming task. I’ll do the same as I revisit examples throughout this book.</text:p>
      <text:p text:style-name="Text_20_body">Listing 11‑4 introduced the <text:span text:style-name="Code_20_Inline">and</text:span> operator. The next Exploration takes a closer look at this operator as well as other logical operators and their use in conditions.</text:p>
      <text:p text:style-name="Text_20_body"/>
      <text:p text:style-name="Text_20_body"><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Revision"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1" fo:font-weight="bold" style:font-weight-asian="bold" style:font-name-complex="Times1"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1c1587"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1c1587" style:font-size-asian="8pt" style:font-name-complex="HelveticaNeue Condensed" style:font-size-complex="8pt"/>
    </style:style>
    <style:style style:name="MT6" style:family="text">
      <style:text-properties officeooo:rsid="001c1587"/>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460637072" text:id="ct460637072">
            <text:insertion>
              <office:change-info>
                <dc:creator>Ray Lischner</dc:creator>
                <dc:date>2013-08-21T10:00:00</dc:date>
              </office:change-info>
            </text:insertion>
          </text:changed-region>
          <text:changed-region xml:id="ct439918864" text:id="ct439918864">
            <text:deletion>
              <office:change-info>
                <dc:creator>Ray Lischner</dc:creator>
                <dc:date>2013-08-21T10:00:00</dc:date>
              </office:change-info>
              <text:p text:style-name="MP1"><text:span text:style-name="MT1">CHAPTER</text:span></text:p>
            </text:deletion>
          </text:changed-region>
        </text:tracked-changes>
        <text:p text:style-name="MP1"><text:change-start text:change-id="ct460637072"/><text:span text:style-name="MT1">EXPLORATION</text:span><text:change-end text:change-id="ct460637072"/><text:change text:change-id="ct439918864"/><text:span text:style-name="MT2"> 11 </text:span><text:span text:style-name="MT3"></text:span><text:span text:style-name="MT4"> Increment and Decrement</text:span></text:p>
      </style:header>
      <style:header-left style:display="false">
        <text:tracked-changes>
          <text:changed-region xml:id="ct454089872" text:id="ct454089872">
            <text:insertion>
              <office:change-info>
                <dc:creator>Ray Lischner</dc:creator>
                <dc:date>2013-08-21T10:00:00</dc:date>
              </office:change-info>
            </text:insertion>
          </text:changed-region>
          <text:changed-region xml:id="ct454090064" text:id="ct454090064">
            <text:deletion>
              <office:change-info>
                <dc:creator>Ray Lischner</dc:creator>
                <dc:date>2013-08-21T10:00:00</dc:date>
              </office:change-info>
              <text:p text:style-name="Header"><text:span text:style-name="MT5">CHAPTER</text:span></text:p>
            </text:deletion>
          </text:changed-region>
        </text:tracked-changes>
        <text:p text:style-name="Header"><text:change-start text:change-id="ct454089872"/><text:span text:style-name="MT5">EXPLORATION</text:span><text:change-end text:change-id="ct454089872"/><text:change text:change-id="ct454090064"/><text:span text:style-name="MT4"> 11 </text:span><text:span text:style-name="MT3"></text:span><text:span text:style-name="MT4"> Increment and Decrement</text:span></text:p>
      </style:header-left>
      <style:footer>
        <text:p text:style-name="MP2"><text:page-number text:select-page="current">3</text:page-number></text:p>
      </style:footer>
      <style:footer-left style:display="false">
        <text:p text:style-name="Footer"><text:page-number text:select-page="current">2</text:page-number></text:p>
      </style:footer-left>
    </style:master-page>
    <style:master-page style:name="First_20_Page" style:display-name="First Page" style:page-layout-name="Mpm2" style:next-style-name="Standard">
      <style:header>
        <text:tracked-changes>
          <text:changed-region xml:id="ct406188352" text:id="ct406188352">
            <text:insertion>
              <office:change-info>
                <dc:creator>Ray Lischner</dc:creator>
                <dc:date>2013-08-21T10:00:00</dc:date>
              </office:change-info>
            </text:insertion>
          </text:changed-region>
          <text:changed-region xml:id="ct454959104" text:id="ct454959104">
            <text:deletion>
              <office:change-info>
                <dc:creator>Ray Lischner</dc:creator>
                <dc:date>2013-08-21T10:00:00</dc:date>
              </office:change-info>
              <text:p text:style-name="Chapter_20_Number"><text:span text:style-name="MT6">C H A P T E R</text:span></text:p>
            </text:deletion>
          </text:changed-region>
        </text:tracked-changes>
        <text:p text:style-name="Chapter_20_Number"><draw:custom-shape text:anchor-type="char" draw:z-index="0" draw:style-name="Mgr1" draw:text-style-name="MP3" svg:width="8.2835in" svg:height="4.185in" svg:x="-2.2693in" svg:y="-2.02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406188352"/><text:span text:style-name="MT6">E X P L O R A T I O N</text:span><text:change-end text:change-id="ct406188352"/><text:change text:change-id="ct454959104"/> <text:s/>1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7:00</meta:creation-date>
    <dc:creator>Ray Lischner</dc:creator>
    <dc:date>2013-08-21T11:45:22</dc:date>
    <meta:print-date>2009-03-19T10:05:00</meta:print-date>
    <meta:editing-cycles>8</meta:editing-cycles>
    <meta:editing-duration>PT44M56S</meta:editing-duration>
    <meta:generator>LibreOffice/4.0-5$Linux_X86_64 LibreOffice_project/400m0$Build-305</meta:generator>
    <meta:document-statistic meta:table-count="0" meta:image-count="0" meta:object-count="0" meta:page-count="6" meta:paragraph-count="138" meta:word-count="1501" meta:character-count="10275" meta:non-whitespace-character-count="8765"/>
    <meta:user-defined meta:name="Chapter Number">1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